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8552" calcext:value-type="float">
            <text:p>127.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728" calcext:value-type="float">
            <text:p>126.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344" calcext:value-type="float">
            <text:p>126.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4" calcext:value-type="float">
            <text:p>127.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112" calcext:value-type="float">
            <text:p>127.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264" calcext:value-type="float">
            <text:p>127.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048" calcext:value-type="float">
            <text:p>125.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064" calcext:value-type="float">
            <text:p>123.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568" calcext:value-type="float">
            <text:p>110.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272" calcext:value-type="float">
            <text:p>105.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